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ru" fo:country="RU" officeooo:paragraph-rsid="001a774c"/>
    </style:style>
    <style:style style:name="P3" style:family="paragraph" style:parent-style-name="Text_20_body">
      <style:text-properties fo:language="ru" fo:country="RU" fo:font-weight="bold" style:font-weight-asian="bold" style:font-weight-complex="bold"/>
    </style:style>
    <style:style style:name="P4" style:family="paragraph" style:parent-style-name="Text_20_body">
      <style:text-properties fo:language="ru" fo:country="RU" officeooo:rsid="0020189b" officeooo:paragraph-rsid="0020189b"/>
    </style:style>
    <style:style style:name="P5" style:family="paragraph" style:parent-style-name="Preformatted_20_Text">
      <style:text-properties fo:language="ru" fo:country="RU" officeooo:paragraph-rsid="0020189b"/>
    </style:style>
    <style:style style:name="P6" style:family="paragraph" style:parent-style-name="Text_20_body" style:list-style-name="L1">
      <style:text-properties fo:language="ru" fo:country="RU"/>
    </style:style>
    <style:style style:name="P7" style:family="paragraph" style:parent-style-name="Text_20_body" style:list-style-name="L1">
      <style:text-properties fo:language="ru" fo:country="RU" officeooo:paragraph-rsid="0017b83e"/>
    </style:style>
    <style:style style:name="P8" style:family="paragraph" style:parent-style-name="Text_20_body" style:list-style-name="L2">
      <style:text-properties fo:language="ru" fo:country="RU"/>
    </style:style>
    <style:style style:name="P9" style:family="paragraph" style:parent-style-name="Text_20_body" style:list-style-name="L3">
      <style:text-properties fo:language="ru" fo:country="RU"/>
    </style:style>
    <style:style style:name="P10" style:family="paragraph" style:parent-style-name="Text_20_body" style:list-style-name="L4">
      <style:text-properties fo:language="ru" fo:country="RU"/>
    </style:style>
    <style:style style:name="P11" style:family="paragraph" style:parent-style-name="Text_20_body" style:list-style-name="L5">
      <style:text-properties fo:language="ru" fo:country="RU"/>
    </style:style>
    <style:style style:name="P12" style:family="paragraph" style:parent-style-name="Text_20_body" style:list-style-name="L6">
      <style:text-properties fo:language="ru" fo:country="RU" officeooo:paragraph-rsid="001a774c"/>
    </style:style>
    <style:style style:name="P13" style:family="paragraph" style:parent-style-name="Text_20_body" style:list-style-name="L7">
      <style:text-properties fo:language="ru" fo:country="RU" officeooo:paragraph-rsid="0020189b"/>
    </style:style>
    <style:style style:name="P14" style:family="paragraph" style:parent-style-name="Text_20_body" style:list-style-name="L7">
      <style:text-properties fo:language="ru" fo:country="RU" officeooo:rsid="00204633" officeooo:paragraph-rsid="00204633"/>
    </style:style>
    <style:style style:name="P15" style:family="paragraph" style:parent-style-name="Text_20_body" style:list-style-name="L7">
      <style:text-properties fo:language="ru" fo:country="RU" fo:font-weight="bold" officeooo:paragraph-rsid="00204633" style:font-weight-asian="bold" style:font-weight-complex="bold"/>
    </style:style>
    <style:style style:name="P16" style:family="paragraph" style:parent-style-name="Text_20_body" style:list-style-name="L7">
      <style:text-properties fo:language="ru" fo:country="RU" fo:font-weight="bold" officeooo:paragraph-rsid="0020189b" style:font-weight-asian="bold" style:font-weight-complex="bold"/>
    </style:style>
    <style:style style:name="P17" style:family="paragraph" style:parent-style-name="Text_20_body" style:list-style-name="L8">
      <style:text-properties fo:language="ru" fo:country="RU"/>
    </style:style>
    <style:style style:name="P18" style:family="paragraph" style:parent-style-name="Text_20_body">
      <style:text-properties fo:font-weight="bold" officeooo:rsid="0023a582" officeooo:paragraph-rsid="0023a582" style:font-weight-asian="bold" style:font-weight-complex="bold"/>
    </style:style>
    <style:style style:name="P19" style:family="paragraph" style:parent-style-name="Heading_20_1">
      <style:text-properties fo:language="ru" fo:country="RU" officeooo:rsid="0017b83e" officeooo:paragraph-rsid="0017b83e"/>
    </style:style>
    <style:style style:name="P20" style:family="paragraph" style:parent-style-name="Heading_20_3">
      <style:text-properties fo:color="#009353" fo:language="ru" fo:country="RU" officeooo:rsid="0017b83e" officeooo:paragraph-rsid="0017b83e"/>
    </style:style>
    <style:style style:name="P21" style:family="paragraph" style:parent-style-name="Heading_20_3">
      <style:text-properties fo:color="#8f187c" fo:language="ru" fo:country="RU" officeooo:rsid="0017b83e" officeooo:paragraph-rsid="001835c3"/>
    </style:style>
    <style:style style:name="P22" style:family="paragraph" style:parent-style-name="Heading_20_3">
      <style:text-properties fo:color="#454fa1" fo:language="ru" fo:country="RU" officeooo:rsid="001c9fbb" officeooo:paragraph-rsid="0020189b"/>
    </style:style>
    <style:style style:name="P23" style:family="paragraph" style:parent-style-name="Heading_20_3">
      <style:text-properties fo:color="#454fa1" officeooo:rsid="001c9fbb" officeooo:paragraph-rsid="001c9fbb"/>
    </style:style>
    <style:style style:name="T1" style:family="text">
      <style:text-properties officeooo:rsid="0017b8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325a" style:font-weight-asian="bold" style:font-weight-complex="bold"/>
    </style:style>
    <style:style style:name="T4" style:family="text">
      <style:text-properties fo:font-weight="bold" officeooo:rsid="001ef158" style:font-weight-asian="bold" style:font-weight-complex="bold"/>
    </style:style>
    <style:style style:name="T5" style:family="text">
      <style:text-properties officeooo:rsid="001835c3"/>
    </style:style>
    <style:style style:name="T6" style:family="text">
      <style:text-properties officeooo:rsid="0019325a"/>
    </style:style>
    <style:style style:name="T7" style:family="text">
      <style:text-properties officeooo:rsid="001a774c"/>
    </style:style>
    <style:style style:name="T8" style:family="text">
      <style:text-properties officeooo:rsid="0020189b"/>
    </style:style>
    <style:style style:name="T9" style:family="text">
      <style:text-properties fo:color="#009598" officeooo:rsid="0020189b"/>
    </style:style>
    <style:style style:name="T10" style:family="text">
      <style:text-properties officeooo:rsid="00204633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7b8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Тестовое задание “Головоломка 2”</text:h>
      <text:p text:style-name="P18"><text:span text:style-name="T12">В</text:span><text:span text:style-name="T11">ремя выполнения: 3 дня</text:span></text:p>
      <text:h text:style-name="P20" text:outline-level="3">Описание: </text:h>
      <text:p text:style-name="P1">Реализ<text:span text:style-name="T1">ация</text:span> головоломк<text:span text:style-name="T1">и</text:span> "Шестер<text:span text:style-name="T1">ёнки</text:span>" - задание на оценку вашего технического и творческого опыта в целом. Нужно реализовать игру, в которой игрок должен правильно расположить шестерни по нужным осям.</text:p>
      <text:h text:style-name="P21" text:outline-level="3"><text:span text:style-name="T5">Механика</text:span>: </text:h>
      <text:list xml:id="list99450660" text:style-name="L1">
        <text:list-item>
          <text:p text:style-name="P6">У нас есть N осей на каждой из которых помещена шестерня.</text:p>
        </text:list-item>
        <text:list-item>
          <text:p text:style-name="P7">Каждая шестерня имеет свой уникальный тип <text:span text:style-name="T1">(</text:span>если шестерни визуально отличаются по размеру значит они разного типа).</text:p>
        </text:list-item>
        <text:list-item>
          <text:p text:style-name="P7">При помощи <text:span text:style-name="T1">drag-n-drop</text:span> эти шестерни можно менять местами.</text:p>
        </text:list-item>
        <text:list-item>
          <text:p text:style-name="P6">Две шестерни одного типа являются взаимозаменяемыми.</text:p>
        </text:list-item>
        <text:list-item>
          <text:p text:style-name="P6">Задача игрока поставить на каждую ось шестерню нужного ей типа.</text:p>
        </text:list-item>
      </text:list>
      <text:p text:style-name="P1"/>
      <text:p text:style-name="P3">1) При тапе по б<text:span text:style-name="T1">э</text:span>кграунду появляется окно <text:span text:style-name="T1">этой </text:span>мини-игры.</text:p>
      <text:list xml:id="list4120561308" text:style-name="L2">
        <text:list-item>
          <text:p text:style-name="P8">При тапе мимо окна мини игры окно должно исчезнуть.</text:p>
        </text:list-item>
        <text:list-item>
          <text:p text:style-name="P8">Будет плюсом если окно будет появляться и исчезать по <text:span text:style-name="T1">красивой</text:span> анимации <text:span text:style-name="T1">и сопровождаться удачным звуком.</text:span></text:p>
        </text:list-item>
      </text:list>
      <text:p text:style-name="P1"/>
      <text:p text:style-name="P1"><text:span text:style-name="T2">2) В настройках скрипта игры для каждой оси должен указываться правильный тип</text:span> <text:span text:style-name="T2">шестерни, и шестерня по дефолту. </text:span><text:span text:style-name="T3">Доступно, чтобы человек, который </text:span><text:span text:style-name="T4">возьмёт и откроет этот проект,</text:span><text:span text:style-name="T3"> без труда мог поменять стартовое положение, не углубляясь в сам код.</text:span></text:p>
      <text:list xml:id="list2586351488" text:style-name="L3">
        <text:list-item>
          <text:p text:style-name="P9">При каждом открытии окна на все оси возвращаются их дефолтные шестерни, так, как будто они там всегда и были.</text:p>
        </text:list-item>
        <text:list-item>
          <text:p text:style-name="P9">Если на все оси установлены шестерни подходящего им типа игра считается пройденной. Проигрывается "победная анимация", с победным звуком.</text:p>
        </text:list-item>
      </text:list>
      <text:p text:style-name="P1"/>
      <text:p text:style-name="P3">3) <text:span text:style-name="T6">Л</text:span>юбую шестерню можно захватить пальцем и она должна начать следовать за ним.</text:p>
      <text:list xml:id="list3579480524" text:style-name="L4">
        <text:list-item>
          <text:p text:style-name="P10">Если мы отпустим такую шестерню не далеко от изначального положения, то она вернётся туда автоматически.</text:p>
        </text:list-item>
        <text:list-item>
          <text:p text:style-name="P10">Если мы отпустим такую шестерню возле другой шестерни, то первая встанет на место второй, а вторая улетит на предыдущую позицию первой (они обмениваются местами).</text:p>
        </text:list-item>
      </text:list>
      <text:list xml:id="list799473440" text:style-name="L5">
        <text:list-item>
          <text:p text:style-name="P11"><text:soft-page-break/>Должен быть свой звук при: Захвате, Отпускании, и Обмене местами.</text:p>
        </text:list-item>
        <text:list-item>
          <text:p text:style-name="P11">Будет большим плюсом, если сможете реализовать анимацию перелета второй шестерни на место первой <text:span text:style-name="T6">и з</text:span>апустить её как корутину.</text:p>
        </text:list-item>
      </text:list>
      <text:p text:style-name="P1"/>
      <text:p text:style-name="P3">4) <text:span text:style-name="T6">По</text:span>бедная анимация.</text:p>
      <text:list xml:id="list1314825307" text:style-name="L6">
        <text:list-item>
          <text:p text:style-name="P12">Реализуйте програм<text:span text:style-name="T7">м</text:span>но анимацию, в которой все шестерни уже выставлены в правильные места и вращаются как единый механизм.</text:p>
        </text:list-item>
        <text:list-item>
          <text:p text:style-name="P12">Запустите такую анимацию как корутину.</text:p>
        </text:list-item>
        <text:list-item>
          <text:p text:style-name="P12"><text:span text:style-name="T7">В</text:span>ращаясь, <text:span text:style-name="T7">шестерни </text:span>могут немного не совпадать по зубцам - главное это их скорости и направления вращения. <text:span text:style-name="T7">О</text:span>ни должны соответствовать их размерам и положениям. (убедитесь что в других положениях и с другими настройками для выигрыша все шестерни всё равно вращаются как один механизм)</text:p>
        </text:list-item>
      </text:list>
      <text:p text:style-name="P2"/>
      <text:h text:style-name="P22" text:outline-level="3"><text:span text:style-name="T9">Требования</text:span>: </text:h>
      <text:list xml:id="list3420285475" text:style-name="L7">
        <text:list-item>
          <text:p text:style-name="P13">Важно, чтобы игра не "ломалась" большим количеством одновременных кликов и свайпов.</text:p>
        </text:list-item>
        <text:list-item>
          <text:p text:style-name="P13">Нужно реализовать программную часть БЕЗ использования сторонних скриптов и ас<text:span text:style-name="T8">с</text:span>етов упрощающих скриптование.</text:p>
        </text:list-item>
        <text:list-item>
          <text:p text:style-name="P13">Ас<text:span text:style-name="T8">с</text:span>еты доба<text:span text:style-name="T8">в</text:span>ляющие звук, эффекты частиц и прочие непрограммные вещи - не запрещаются.</text:p>
        </text:list-item>
        <text:list-item>
          <text:p text:style-name="P14">Используйте различные оптимизации, чтобы снизить максимально снизить вес АПК.</text:p>
        </text:list-item>
        <text:list-item>
          <text:p text:style-name="P15">Не используйте компоненты, которые используются на Canvas! Только 2D сцена.</text:p>
        </text:list-item>
        <text:list-item>
          <text:p text:style-name="P16"><text:span text:style-name="T10">Ждём от вас ссылку на репозиторий (GitHub, GitLab) и рабочее АПК</text:span>.</text:p>
        </text:list-item>
      </text:list>
      <text:p text:style-name="P5"><text:s/></text:p>
      <text:h text:style-name="P23" text:outline-level="3">Критерии оценки: </text:h>
      <text:p text:style-name="P1">Основное внимание при проверке будет уделяться тому, как вы организовали взаимодействие объектов в вашей мини игре. Насколько понятный, и дополняемый в будущем код вы пишите. </text:p>
      <text:p text:style-name="P1"/>
      <text:list xml:id="list1897005554" text:style-name="L8">
        <text:list-item>
          <text:p text:style-name="P17">Умеете ли вы писать программные анимации, движение в которых, учитывает <text:span text:style-name="T8">FPS.</text:span></text:p>
        </text:list-item>
        <text:list-item>
          <text:p text:style-name="P17">Умеете ли вы работать с корутинами. - например создавать в них анимацию.</text:p>
        </text:list-item>
        <text:list-item>
          <text:p text:style-name="P17"><text:span text:style-name="T8">О</text:span>брабатывать инпут через для драг-энд-дропа.</text:p>
        </text:list-item>
        <text:list-item>
          <text:p text:style-name="P17">Не менее важно будет и общее визуальное ощущение от вашей игры.</text:p>
        </text:list-item>
        <text:list-item>
          <text:p text:style-name="P17">Ценятся любые привнесённые исполнителем мелочи улучающие впечатление от игры.</text:p>
        </text:list-item>
      </text:list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6T19:40:04.018968435</dc:date>
    <meta:editing-duration>PT38M33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3" meta:paragraph-count="40" meta:word-count="510" meta:character-count="3370" meta:non-whitespace-character-count="2920"/>
  </office:meta>
</office:document-meta>
</file>